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</text:p>
      <text:p text:style-name="P1"><text:span text:style-name="T1">The baseball dataset is a sample of 1,157 Major League Baseball (MLB) players providing their names, height, weight, batting average and home runs hit.</text:span></text:p>
      <text:p text:style-name="P1"><text:span text:style-name="T1">The visual shows a normal distribution of <text:s/>MLB Batting Averages ranging from .200 to .300 with a mean of .250. Each bar is color coded to show how many players bat right-handed, left-handed or switch hit. The visual highlights batting averages of zero and those below 200; these players are pitchers and often do not bat in MLB. </text:span></text:p>
      <text:p text:style-name="P1"><text:span text:style-name="T1"/></text:p>
      <text:p text:style-name="P1">Design</text:p>
      <text:p text:style-name="P1"><text:span text:style-name="T1">MLB batting averages seemed to be an important aspect of this somewhat limited dataset. Grouping batting averages into uniform ranges seemed to provide a meaningful distribution and such categorical data was then a natural fit for a bar chart. Using the stacked bar chart enabled the visual to incorporate the additional information of the players batting stance. </text:span></text:p>
      <text:p text:style-name="P1"><text:span text:style-name="T1"/></text:p>
      <text:p text:style-name="P1">Feedback</text:p>
      <text:p text:style-name="P1"><text:span text:style-name="T1">Feed back from the initial version was about the clear need to group the data to provide a meaning visual effect. Additional feedback involved naming of the axis and the title. An additional suggestion (not incorporated) was to maybe provide a scatterplot overlay of average home runs per batting average grouping.</text:span></text:p>
      <text:p text:style-name="P1"><text:span text:style-name="T1"/></text:p>
      <text:p text:style-name="P1">Resources</text:p>
      <text:p text:style-name="P2"><text:a xlink:type="simple" xlink:href="http://dimplejs.org/examples_index.html" text:style-name="Internet_20_link" text:visited-style-name="Visited_20_Internet_20_Link">http://dimplejs.org/examples_index.html</text:a></text:p>
      <text:p text:style-name="P2"><text:a xlink:type="simple" xlink:href="https://github.com/PMSI-AlignAlytics/dimple/wiki/dimple.plot#bar" text:style-name="Internet_20_link" text:visited-style-name="Visited_20_Internet_20_Link">https://github.com/PMSI-AlignAlytics/dimple/wiki/dimple.plot#bar</text:a></text:p>
      <text:p text:style-name="P2">Udacity <text:s/>forums</text:p>
      <text:p text:style-name="P2">numerous Google searches to StackOverflow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6T17:19:29.55</meta:creation-date>
    <dc:date>2017-09-06T17:54:51.67</dc:date>
    <meta:editing-duration>PT19M30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2" meta:word-count="203" meta:character-count="1347"/>
  </office:meta>
</office:document-meta>
</file>